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7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dash" draw:stroke-dash="_32__20_Dots_20_1_20_Dash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660066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660066" draw:fill="none" fo:min-height="0.713cm"/>
    </style:style>
    <style:style style:name="gr11" style:family="graphic" style:parent-style-name="standard">
      <style:graphic-properties draw:stroke="none" svg:stroke-color="#660066" draw:fill="none" draw:fill-color="#ffffff" draw:textarea-horizontal-align="left" draw:auto-grow-height="true" draw:auto-grow-width="true" fo:min-height="0.712cm" fo:min-width="0cm"/>
    </style:style>
    <style:style style:name="gr12" style:family="graphic" style:parent-style-name="standard">
      <style:graphic-properties draw:stroke="none" svg:stroke-color="#660066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16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_32__20_Dots_20_1_20_Dash" svg:stroke-color="#729fcf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1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22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24" style:family="graphic" style:parent-style-name="standard">
      <style:graphic-properties draw:stroke="none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6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7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8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gr29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30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9900" draw:fill="gradient" draw:fill-gradient-name="Subtle_20_Tango_20_Green" draw:textarea-horizontal-align="justify" draw:textarea-vertical-align="middle" draw:auto-grow-height="false"/>
    </style:style>
    <style:style style:name="gr34" style:family="graphic" style:parent-style-name="standard">
      <style:graphic-properties svg:stroke-color="#aecf00" draw:fill="gradient" draw:fill-gradient-name="Tango_20_Green" draw:textarea-horizontal-align="justify" draw:textarea-vertical-align="middle" draw:auto-grow-height="false"/>
    </style:style>
    <style:style style:name="gr35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6" style:family="graphic" style:parent-style-name="standard">
      <style:graphic-properties svg:stroke-color="#3465a4" draw:fill="gradient" draw:fill-gradient-name="Tango_20_Blue" draw:textarea-horizontal-align="justify" draw:textarea-vertical-align="middle" draw:auto-grow-height="false"/>
    </style:style>
    <style:style style:name="gr37" style:family="graphic" style:parent-style-name="standard">
      <style:graphic-properties svg:stroke-color="#ffd320" draw:fill="gradient" draw:fill-gradient-name="Tango_20_Yellow" draw:textarea-horizontal-align="justify" draw:textarea-vertical-align="middle" draw:auto-grow-height="false"/>
    </style:style>
    <style:style style:name="gr38" style:family="graphic" style:parent-style-name="standard">
      <style:graphic-properties svg:stroke-color="#ff950e" draw:fill="gradient" draw:fill-gradient-name="Tango_20_Orange" draw:textarea-horizontal-align="justify" draw:textarea-vertical-align="middle" draw:auto-grow-height="false"/>
    </style:style>
    <style:style style:name="gr39" style:family="graphic" style:parent-style-name="standard">
      <style:graphic-properties svg:stroke-color="#314004" draw:fill="gradient" draw:fill-gradient-name="Subtle_20_Tango_20_Green" draw:textarea-horizontal-align="justify" draw:textarea-vertical-align="middle" draw:auto-grow-height="false"/>
    </style:style>
    <style:style style:name="gr40" style:family="graphic" style:parent-style-name="standard" style:list-style-name="L1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41" style:family="graphic" style:parent-style-name="standard" style:list-style-name="L1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42" style:family="graphic" style:parent-style-name="standard">
      <style:graphic-properties svg:stroke-color="#c5000b" draw:fill="gradient" draw:fill-gradient-name="Brownie" draw:textarea-horizontal-align="justify" draw:textarea-vertical-align="middle" draw:auto-grow-height="false"/>
    </style:style>
    <style:style style:name="gr43" style:family="graphic" style:parent-style-name="standard" style:list-style-name="L1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44" style:family="graphic" style:parent-style-name="standard" style:list-style-name="L1">
      <style:graphic-properties svg:stroke-color="#c5000b" draw:fill="gradient" draw:fill-gradient-name="Brownie" draw:textarea-horizontal-align="justify" draw:textarea-vertical-align="middle" draw:auto-grow-height="false"/>
    </style:style>
    <style:style style:name="gr45" style:family="graphic" style:parent-style-name="standard" style:list-style-name="L1">
      <style:graphic-properties svg:stroke-color="#c5000b" draw:fill="gradient" draw:fill-gradient-name="Brownie" draw:textarea-horizontal-align="justify" draw:textarea-vertical-align="middle" draw:auto-grow-height="false"/>
    </style:style>
    <style:style style:name="gr46" style:family="graphic" style:parent-style-name="standard">
      <style:graphic-properties svg:stroke-color="#c5000b" draw:fill="gradient" draw:fill-gradient-name="Tango_20_Red" draw:textarea-horizontal-align="justify" draw:textarea-vertical-align="middle" draw:auto-grow-height="false"/>
    </style:style>
    <style:style style:name="gr47" style:family="graphic" style:parent-style-name="standard" style:list-style-name="L1">
      <style:graphic-properties svg:stroke-color="#c5000b" draw:fill="gradient" draw:fill-gradient-name="Brownie" draw:textarea-horizontal-align="justify" draw:textarea-vertical-align="middle" draw:auto-grow-height="false"/>
    </style:style>
    <style:style style:name="gr48" style:family="graphic" style:parent-style-name="standard">
      <style:graphic-properties draw:textarea-horizontal-align="justify" draw:textarea-vertical-align="middle" draw:auto-grow-height="false"/>
    </style:style>
    <style:style style:name="gr49" style:family="graphic" style:parent-style-name="standard">
      <style:graphic-properties draw:stroke="dash" draw:stroke-dash="Fine_20_Dashed" svg:stroke-color="#333333" draw:fill="solid" draw:fill-color="#cccccc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8pt" style:font-size-complex="18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0" style:family="paragraph">
      <style:paragraph-properties>
        <style:tab-stops/>
      </style:paragraph-properties>
      <style:text-properties fo:font-size="14pt" style:font-size-asian="14pt" style:font-size-complex="14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style:font-name="Liberation Sans" fo:font-size="12pt" style:letter-kerning="true" style:font-name-asian="Droid Sans Fallback" style:font-size-asian="14pt" style:font-name-complex="FreeSans" style:font-size-complex="14pt"/>
    </style:style>
    <style:style style:name="P14" style:family="paragraph">
      <style:text-properties fo:color="#ff3333" fo:font-size="14pt" style:font-size-asian="14pt" style:font-size-complex="14pt"/>
    </style:style>
    <style:style style:name="P15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16" style:family="paragraph">
      <style:paragraph-properties fo:text-align="center"/>
      <style:text-properties style:font-name="Liberation Sans" fo:font-size="14pt" style:letter-kerning="true" style:font-name-asian="Droid Sans Fallback" style:font-size-asian="18pt" style:font-name-complex="FreeSans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T6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2" draw:text-style-name="P1" draw:layer="layout" svg:width="25.199cm" svg:height="13.8cm" svg:x="1.4cm" svg:y="4.4cm" presentation:class="subtitle" presentation:user-transformed="true">
          <draw:text-box>
            <text:list text:style-name="L2">
              <text:list-item>
                <text:p text:style-name="P1">Raise Job Workflow(1)</text:p>
              </text:list-item>
              <text:list-item>
                <text:p text:style-name="P1">Schedule Jobs Workflow(2)</text:p>
              </text:list-item>
              <text:list-item>
                <text:p text:style-name="P1">Track Support Requests Workflow(3)</text:p>
              </text:list-item>
              <text:list-item>
                <text:p text:style-name="P1">Job Lifecycle (Timeline)</text:p>
              </text:list-item>
              <text:list-item>
                <text:p text:style-name="P1">Update Staff Details Workflow(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6cm" svg:x="1.4cm" svg:y="0.4cm" presentation:class="title" presentation:user-transformed="true">
          <draw:text-box>
            <text:p>2.2.1 Staff Details Lookup Workflow</text:p>
          </draw:text-box>
        </draw:frame>
        <draw:custom-shape draw:style-name="gr2" draw:text-style-name="P3" xml:id="id8" draw:id="id8" draw:layer="layout" svg:width="2.2cm" svg:height="2.8cm" svg:x="11.8cm" svg:y="4.406cm">
          <text:p text:style-name="P4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3.4cm">
          <draw:text-box>
            <text:p text:style-name="P4"><text:span text:style-name="T1">//Shared Docs/Staff/TMNZ Staff 2016.xls</text:span></text:p>
          </draw:text-box>
        </draw:frame>
        <draw:custom-shape draw:style-name="gr4" draw:text-style-name="P4" xml:id="id1" draw:id="id1" draw:layer="layout" svg:width="7.4cm" svg:height="2cm" svg:x="1.7cm" svg:y="4.8cm">
          <text:p text:style-name="P4">Lookup Induction 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7.4cm" svg:height="2cm" svg:x="1.7cm" svg:y="8.8cm">
          <text:p text:style-name="P4">Lookup Driver License</text:p>
          <text:p text:style-name="P4">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7.4cm" svg:height="2cm" svg:x="1.7cm" svg:y="12.4cm">
          <text:p text:style-name="P4">Lookup CWP Hours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7.4cm" svg:height="2cm" svg:x="1.7cm" svg:y="17.4cm">
          <text:p text:style-name="P4">Lookup NZTA Ticket Held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cm" svg:y1="6.8cm" svg:x2="5.4cm" svg:y2="8.8cm" draw:start-shape="id1" draw:start-glue-point="2" draw:end-shape="id2" draw:end-glue-point="0" svg:d="M5400 6800v2000" svg:viewBox="0 0 1 2001">
          <text:p/>
        </draw:connector>
        <draw:connector draw:style-name="gr5" draw:text-style-name="P4" draw:layer="layout" draw:type="line" svg:x1="5.4cm" svg:y1="10.8cm" svg:x2="5.4cm" svg:y2="12.4cm" draw:start-shape="id2" draw:start-glue-point="2" draw:end-shape="id3" draw:end-glue-point="0" svg:d="M5400 10800v1600" svg:viewBox="0 0 1 1601">
          <text:p/>
        </draw:connector>
        <draw:connector draw:style-name="gr5" draw:text-style-name="P4" draw:layer="layout" draw:type="line" svg:x1="5.4cm" svg:y1="14.4cm" svg:x2="5.4cm" svg:y2="17.4cm" draw:start-shape="id3" draw:start-glue-point="2" draw:end-shape="id4" draw:end-glue-point="0" svg:d="M5400 14400v3000" svg:viewBox="0 0 1 3001">
          <text:p/>
        </draw:connector>
        <draw:custom-shape draw:style-name="gr4" draw:text-style-name="P4" xml:id="id5" draw:id="id5" draw:layer="layout" svg:width="12.2cm" svg:height="2cm" svg:x="14.4cm" svg:y="12.4cm">
          <text:p text:style-name="P4"><text:span text:style-name="T2">2.2.1.1 Lookup Current Work Period Hour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4.4cm" svg:y1="13.4cm" svg:x2="9.1cm" svg:y2="13.4cm" draw:start-shape="id5" draw:start-glue-point="3" draw:end-shape="id3" draw:end-glue-point="1" svg:d="M14400 13400h-5300" svg:viewBox="0 0 5301 1">
          <text:p/>
        </draw:connector>
        <draw:custom-shape draw:style-name="gr2" draw:text-style-name="P3" xml:id="id7" draw:id="id7" draw:layer="layout" svg:width="2.2cm" svg:height="2.8cm" svg:x="11.8cm" svg:y="8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7.394cm">
          <draw:text-box>
            <text:p text:style-name="P4"><text:span text:style-name="T1">//Shared Docs/Staff/TMNZ Staff 2016.xls</text:span></text:p>
          </draw:text-box>
        </draw:frame>
        <draw:custom-shape draw:style-name="gr2" draw:text-style-name="P3" xml:id="id6" draw:id="id6" draw:layer="layout" svg:width="2.2cm" svg:height="2.8cm" svg:x="11.8cm" svg:y="17.00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16cm">
          <draw:text-box>
            <text:p text:style-name="P4"><text:span text:style-name="T1">//Shared Docs/Staff/TMNZ Staff 2016.xls</text:span></text:p>
          </draw:text-box>
        </draw:frame>
        <draw:connector draw:style-name="gr5" draw:text-style-name="P4" draw:layer="layout" draw:type="line" svg:x1="11.8cm" svg:y1="18.406cm" svg:x2="9.1cm" svg:y2="18.4cm" draw:start-shape="id6" draw:start-glue-point="5" draw:end-shape="id4" draw:end-glue-point="1" svg:d="M11800 18406l-2700-6" svg:viewBox="0 0 2701 7">
          <text:p/>
        </draw:connector>
        <draw:connector draw:style-name="gr5" draw:text-style-name="P4" draw:layer="layout" draw:type="line" svg:x1="11.8cm" svg:y1="9.8cm" svg:x2="9.1cm" svg:y2="9.8cm" draw:start-shape="id7" draw:start-glue-point="5" draw:end-shape="id2" draw:end-glue-point="1" svg:d="M11800 9800h-2700" svg:viewBox="0 0 2701 1">
          <text:p/>
        </draw:connector>
        <draw:connector draw:style-name="gr5" draw:text-style-name="P4" draw:layer="layout" draw:type="line" svg:x1="11.8cm" svg:y1="5.806cm" svg:x2="9.1cm" svg:y2="5.8cm" draw:start-shape="id8" draw:start-glue-point="5" draw:end-shape="id1" draw:end-glue-point="1" svg:d="M11800 5806l-2700-6" svg:viewBox="0 0 2701 7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2.2.1.1 Lookup Current Work Period Hours</text:p>
          </draw:text-box>
        </draw:frame>
        <draw:custom-shape draw:style-name="gr4" draw:text-style-name="P4" xml:id="id12" draw:id="id12" draw:layer="layout" svg:width="7.6cm" svg:height="2cm" svg:x="10.4cm" svg:y="7.2cm">
          <text:p text:style-name="P4">Retrieve Timesheet Book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8cm" svg:height="2cm" svg:x="16.2cm" svg:y="14.6cm">
          <text:p text:style-name="P4">Consult CWP Hours Talley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6.8cm" svg:height="4.2cm" svg:x="10.8cm" svg:y="10cm">
          <text:p text:style-name="P4">Current Work Period</text:p>
          <text:p text:style-name="P4">Hours Talley Sh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8.6cm" svg:height="2cm" svg:x="2.4cm" svg:y="14.6cm">
          <text:p text:style-name="P4">Calculate CWP Hours Talley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6cm" svg:y1="12.1cm" svg:x2="20.2cm" svg:y2="14.6cm" draw:start-shape="id9" draw:start-glue-point="7" draw:end-shape="id10" draw:end-glue-point="0" svg:d="M17600 12100h2600v2500" svg:viewBox="0 0 2601 2501">
          <text:p text:style-name="P4">Yes</text:p>
        </draw:connector>
        <draw:connector draw:style-name="gr6" draw:text-style-name="P4" draw:layer="layout" svg:x1="10.8cm" svg:y1="12.1cm" svg:x2="6.7cm" svg:y2="14.6cm" draw:start-shape="id9" draw:start-glue-point="5" draw:end-shape="id11" draw:end-glue-point="0" svg:d="M10800 12100h-4100v2500" svg:viewBox="0 0 4101 2501">
          <text:p text:style-name="P4">No</text:p>
        </draw:connector>
        <draw:connector draw:style-name="gr5" draw:text-style-name="P4" draw:layer="layout" draw:type="line" svg:x1="14.2cm" svg:y1="9.2cm" svg:x2="14.2cm" svg:y2="10cm" draw:start-shape="id12" draw:start-glue-point="2" draw:end-shape="id9" draw:end-glue-point="4" svg:d="M14200 9200v800" svg:viewBox="0 0 1 801">
          <text:p/>
        </draw:connecto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custom-shape draw:style-name="gr7" draw:text-style-name="P3" xml:id="id14" draw:id="id14" draw:layer="layout" svg:width="7.4cm" svg:height="1.6cm" svg:x="18.6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9.2cm" svg:height="1.8cm" svg:x="7.6cm" svg:y="18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8" draw:id="id18" draw:layer="layout" svg:width="11.154cm" svg:height="1.8cm" svg:x="6.623cm" svg:y="16.06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4cm" presentation:class="title" presentation:user-transformed="true">
          <draw:text-box>
            <text:p>Raise Job Workflow (1.0)</text:p>
          </draw:text-box>
        </draw:frame>
        <draw:custom-shape draw:style-name="gr8" draw:text-style-name="P4" xml:id="id16" draw:id="id16" draw:layer="layout" svg:width="7.849cm" svg:height="3.206cm" svg:x="17.151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683cm" svg:height="0.806cm" svg:x="17.351cm" svg:y="3.7cm">
          <draw:text-box>
            <text:p><text:span text:style-name="T3">email</text:span></text:p>
          </draw:text-box>
        </draw:frame>
        <draw:frame draw:style-name="gr3" draw:text-style-name="P5" draw:layer="layout" svg:width="1.878cm" svg:height="0.806cm" svg:x="17.351cm" svg:y="4.3cm">
          <draw:text-box>
            <text:p><text:span text:style-name="T3">phone</text:span></text:p>
          </draw:text-box>
        </draw:frame>
        <draw:frame draw:style-name="gr3" draw:text-style-name="P5" draw:layer="layout" svg:width="5.54cm" svg:height="0.806cm" svg:x="17.351cm" svg:y="4.906cm">
          <draw:text-box>
            <text:p><text:span text:style-name="T3">NP schedule (browser)</text:span></text:p>
          </draw:text-box>
        </draw:frame>
        <draw:frame draw:style-name="gr3" draw:text-style-name="P5" draw:layer="layout" svg:width="7.508cm" svg:height="0.806cm" svg:x="17.351cm" svg:y="5.506cm">
          <draw:text-box>
            <text:p><text:span text:style-name="T3">follow up on previous day (staff)</text:span></text:p>
          </draw:text-box>
        </draw:frame>
        <draw:custom-shape draw:style-name="gr7" draw:text-style-name="P4" xml:id="id17" draw:id="id17" draw:layer="layout" svg:width="9.754cm" svg:height="1.8cm" svg:x="7.323cm" svg:y="13.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7.851cm" svg:height="0.962cm" svg:x="8.855cm" svg:y="13.919cm">
          <draw:text-box>
            <text:p>“Schedule Jobs” Workflow</text:p>
          </draw:text-box>
        </draw:frame>
        <draw:custom-shape draw:style-name="gr7" draw:text-style-name="P4" xml:id="id13" draw:id="id13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layer="layout" svg:width="4.469cm" svg:height="0.963cm" svg:x="9.166cm" svg:y="9.16cm">
          <draw:text-box>
            <text:p>TMP needed?</text:p>
          </draw:text-box>
        </draw:frame>
        <draw:frame draw:style-name="gr11" draw:layer="layout" svg:width="7.106cm" svg:height="0.962cm" svg:x="18.8cm" svg:y="9.2cm">
          <draw:text-box>
            <text:p>“Create TMP” Workflow</text:p>
          </draw:text-box>
        </draw:frame>
        <draw:connector draw:style-name="gr6" draw:text-style-name="P6" draw:layer="layout" draw:type="line" svg:x1="15.2cm" svg:y1="9.641cm" svg:x2="18.6cm" svg:y2="9.6cm" draw:start-shape="id13" draw:start-glue-point="7" draw:end-shape="id14" draw:end-glue-point="3" svg:d="M15200 9641l3400-41" svg:viewBox="0 0 3401 42">
          <text:p text:style-name="P4">Yes</text:p>
        </draw:connector>
        <draw:frame draw:style-name="gr12" draw:layer="layout" svg:width="8.385cm" svg:height="0.962cm" svg:x="8.008cm" svg:y="19.1cm">
          <draw:text-box>
            <text:p>“Create Job Pack” Workflow</text:p>
          </draw:text-box>
        </draw:frame>
        <draw:connector draw:style-name="gr13" draw:text-style-name="P4" draw:layer="layout" draw:type="line" svg:x1="11.4cm" svg:y1="6cm" svg:x2="11.4cm" svg:y2="7.241cm" draw:start-shape="id15" draw:start-glue-point="8" draw:end-shape="id13" draw:end-glue-point="4" svg:d="M11400 6000v1241" svg:viewBox="0 0 1 1242">
          <text:p/>
        </draw:connector>
        <draw:connector draw:style-name="gr14" draw:text-style-name="P4" draw:layer="layout" draw:type="line" svg:x1="17.151cm" svg:y1="5.003cm" svg:x2="12.3cm" svg:y2="5.1cm" draw:start-shape="id16" draw:start-glue-point="3" draw:end-shape="id15" draw:end-glue-point="10" svg:d="M17151 5003l-4851 97" svg:viewBox="0 0 4852 98">
          <text:p/>
        </draw:connector>
        <draw:frame draw:style-name="gr9" draw:layer="layout" svg:width="10.671cm" svg:height="0.962cm" svg:x="6.865cm" svg:y="16.5cm">
          <draw:text-box>
            <text:p>“Record Jobs Whiteboard” Workflow</text:p>
          </draw:text-box>
        </draw:frame>
        <draw:connector draw:style-name="gr6" draw:text-style-name="P4" draw:layer="layout" draw:line-skew="-1.822cm" svg:x1="7.6cm" svg:y1="9.641cm" svg:x2="7.323cm" svg:y2="14.4cm" draw:start-shape="id13" draw:start-glue-point="5" draw:end-shape="id17" draw:end-glue-point="3" svg:d="M7600 9641h-2600v4759h2323" svg:viewBox="0 0 2601 4760">
          <text:p text:style-name="P4">No</text:p>
        </draw:connector>
        <draw:connector draw:style-name="gr5" draw:text-style-name="P4" draw:layer="layout" svg:x1="22.3cm" svg:y1="10.4cm" svg:x2="17.077cm" svg:y2="14.4cm" draw:start-shape="id14" draw:start-glue-point="2" draw:end-shape="id17" draw:end-glue-point="1" svg:d="M22300 10400v4000h-5223" svg:viewBox="0 0 5224 4001">
          <text:p/>
        </draw:connector>
        <draw:connector draw:style-name="gr15" draw:text-style-name="P3" draw:layer="layout" draw:type="line" svg:x1="12.2cm" svg:y1="15.3cm" svg:x2="12.2cm" svg:y2="16.062cm" draw:start-shape="id17" draw:start-glue-point="2" draw:end-shape="id18" draw:end-glue-point="0" svg:d="M12200 15300v762" svg:viewBox="0 0 1 763">
          <text:p/>
        </draw:connector>
        <draw:connector draw:style-name="gr15" draw:text-style-name="P3" draw:layer="layout" draw:type="line" svg:x1="12.2cm" svg:y1="17.862cm" svg:x2="12.2cm" svg:y2="18.7cm" draw:start-shape="id18" draw:start-glue-point="2" draw:end-shape="id19" draw:end-glue-point="0" svg:d="M12200 17862v838" svg:viewBox="0 0 1 839">
          <text:p/>
        </draw:connector>
        <draw:custom-shape draw:style-name="gr16" draw:text-style-name="P4" xml:id="id15" draw:id="id15" draw:layer="layout" svg:width="1.8cm" svg:height="1.8cm" svg:x="10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5.891cm" svg:height="0.963cm" svg:x="4.6cm" svg:y="4.637cm">
          <draw:text-box>
            <text:p>Job request arrives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custom-shape draw:style-name="gr18" draw:text-style-name="P4" xml:id="id21" draw:id="id21" draw:layer="layout" svg:width="8.053cm" svg:height="1.6cm" svg:x="2.2cm" svg:y="5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20" draw:id="id20" draw:layer="layout" svg:width="7.4cm" svg:height="5.1cm" svg:x="13.8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chedule Jobs Workflow (2.0)</text:p>
          </draw:text-box>
        </draw:frame>
        <draw:frame draw:style-name="gr9" draw:layer="layout" svg:width="8.046cm" svg:height="0.962cm" svg:x="2.207cm" svg:y="5.919cm">
          <draw:text-box>
            <text:p>2.1 Gather Job Information</text:p>
          </draw:text-box>
        </draw:frame>
        <draw:frame draw:style-name="gr3" draw:text-style-name="P5" draw:layer="layout" svg:width="2.377cm" svg:height="0.806cm" svg:x="14cm" svg:y="4.294cm">
          <draw:text-box>
            <text:p><text:span text:style-name="T3">Location</text:span></text:p>
          </draw:text-box>
        </draw:frame>
        <draw:frame draw:style-name="gr20" draw:text-style-name="P5" draw:layer="layout" svg:width="5.243cm" svg:height="1.6cm" svg:x="14cm" svg:y="5.1cm">
          <draw:text-box>
            <text:p><text:span text:style-name="T3">Closure requirements</text:span></text:p>
          </draw:text-box>
        </draw:frame>
        <draw:frame draw:style-name="gr3" draw:text-style-name="P5" draw:layer="layout" svg:width="5.205cm" svg:height="0.806cm" svg:x="14cm" svg:y="5.894cm">
          <draw:text-box>
            <text:p><text:span text:style-name="T3">Staffing requirements</text:span></text:p>
          </draw:text-box>
        </draw:frame>
        <draw:frame draw:style-name="gr3" draw:text-style-name="P5" draw:layer="layout" svg:width="4.634cm" svg:height="0.806cm" svg:x="14cm" svg:y="6.688cm">
          <draw:text-box>
            <text:p><text:span text:style-name="T3">Gear requirements</text:span></text:p>
          </draw:text-box>
        </draw:frame>
        <draw:frame draw:style-name="gr3" draw:text-style-name="P5" draw:layer="layout" svg:width="6.903cm" svg:height="0.806cm" svg:x="14cm" svg:y="7.488cm">
          <draw:text-box>
            <text:p><text:span text:style-name="T3">Onsite start time requirement</text:span></text:p>
          </draw:text-box>
        </draw:frame>
        <draw:connector draw:style-name="gr14" draw:text-style-name="P4" draw:layer="layout" draw:type="line" svg:x1="13.8cm" svg:y1="6.45cm" svg:x2="10.253cm" svg:y2="6.4cm" draw:start-shape="id20" draw:start-glue-point="3" draw:end-shape="id21" draw:end-glue-point="1" svg:d="M13800 6450l-3547-50" svg:viewBox="0 0 3548 51">
          <text:p/>
        </draw:connector>
        <draw:custom-shape draw:style-name="gr21" draw:text-style-name="P4" xml:id="id22" draw:id="id22" draw:layer="layout" svg:width="9.57cm" svg:height="1.6cm" svg:x="1.402cm" svg:y="14.002cm">
          <text:p text:style-name="P4">2.2 Assess Resource Availability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" svg:x1="6.226cm" svg:y1="7.2cm" svg:x2="6.187cm" svg:y2="14.002cm" draw:start-shape="id21" draw:start-glue-point="2" draw:end-shape="id22" draw:end-glue-point="0" svg:d="M6226 7200l-39 6802" svg:viewBox="0 0 40 6803">
          <text:p/>
        </draw:connector>
        <draw:connector draw:style-name="gr5" draw:text-style-name="P7" draw:layer="layout" draw:type="line" svg:x1="6.187cm" svg:y1="15.602cm" svg:x2="6.172cm" svg:y2="19.512cm" draw:start-shape="id22" draw:start-glue-point="2" draw:end-shape="id23" draw:end-glue-point="0" svg:d="M6187 15602l-15 3910" svg:viewBox="0 0 16 3911">
          <text:p/>
        </draw:connector>
        <draw:frame draw:style-name="gr3" draw:text-style-name="P9" xml:id="id23" draw:id="id23" draw:layer="layout" svg:width="8.909cm" svg:height="0.962cm" svg:x="1.718cm" svg:y="19.512cm">
          <draw:text-box>
            <text:p text:style-name="P8"><text:span text:style-name="T4">Schedule Jobs Workflow (2.3)</text:span></text:p>
          </draw:text-box>
        </draw:frame>
        <draw:frame draw:style-name="gr3" draw:text-style-name="P10" draw:layer="layout" svg:width="6.187cm" svg:height="0.806cm" svg:x="14.013cm" svg:y="8.194cm">
          <draw:text-box>
            <text:p text:style-name="P8"><text:span text:style-name="T1">Site specific requirements</text:span></text:p>
          </draw:text-box>
        </draw:frame>
        <draw:custom-shape draw:style-name="gr4" draw:text-style-name="P4" xml:id="id24" draw:id="id24" draw:layer="layout" svg:width="7.6cm" svg:height="2cm" svg:x="13cm" svg:y="9.8cm">
          <text:p text:style-name="P4"><text:span text:style-name="T2">2.2.1 Staff Details Lookup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13cm" svg:y1="10.8cm" svg:x2="10.972cm" svg:y2="14.802cm" draw:start-shape="id24" draw:start-glue-point="3" draw:end-shape="id22" draw:end-glue-point="1" svg:d="M13000 10800h-1014v4002h-1014" svg:viewBox="0 0 2029 4003">
          <text:p/>
        </draw:connector>
        <draw:custom-shape draw:style-name="gr4" draw:text-style-name="P4" xml:id="id25" draw:id="id25" draw:layer="layout" svg:width="8.4cm" svg:height="2cm" svg:x="13cm" svg:y="12.9cm">
          <text:p text:style-name="P4"><text:span text:style-name="T2">2.2.2 Gear Availability Check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6" draw:id="id26" draw:layer="layout" svg:width="8.4cm" svg:height="2cm" svg:x="13cm" svg:y="16cm">
          <text:p text:style-name="P4"><text:span text:style-name="T2">2.2.2 Fleet Availability Check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13cm" svg:y1="13.9cm" svg:x2="10.972cm" svg:y2="14.802cm" draw:start-shape="id25" draw:start-glue-point="3" draw:end-shape="id22" draw:end-glue-point="1" svg:d="M13000 13900h-1014v902h-1014" svg:viewBox="0 0 2029 903">
          <text:p/>
        </draw:connector>
        <draw:connector draw:style-name="gr13" draw:text-style-name="P4" draw:layer="layout" svg:x1="13cm" svg:y1="17cm" svg:x2="10.972cm" svg:y2="14.802cm" draw:start-shape="id26" draw:start-glue-point="3" draw:end-shape="id22" draw:end-glue-point="1" svg:d="M13000 17000h-1014v-2198h-1014" svg:viewBox="0 0 2029 2199">
          <text:p/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Schedule Jobs Workflow (2.0)</text:p>
          </draw:text-box>
        </draw:frame>
        <draw:frame draw:style-name="gr3" draw:text-style-name="P9" xml:id="id27" draw:id="id27" draw:layer="layout" svg:width="8.909cm" svg:height="0.962cm" svg:x="1.447cm" svg:y="5.038cm">
          <draw:text-box>
            <text:p text:style-name="P8"><text:span text:style-name="T4">Schedule Jobs Workflow (2.2)</text:span></text:p>
          </draw:text-box>
        </draw:frame>
        <draw:custom-shape draw:style-name="gr22" draw:text-style-name="P4" xml:id="id28" draw:id="id28" draw:layer="layout" svg:width="6.8cm" svg:height="1.6cm" svg:x="2.5cm" svg:y="7.002cm">
          <text:p text:style-name="P4">2.3 Assign Crew to Job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" svg:x1="5.901cm" svg:y1="6cm" svg:x2="5.9cm" svg:y2="7.002cm" draw:start-shape="id27" draw:start-glue-point="2" draw:end-shape="id28" svg:d="M5901 6000l-1 1002" svg:viewBox="0 0 2 1003">
          <text:p/>
        </draw:connector>
        <draw:custom-shape draw:style-name="gr22" draw:text-style-name="P4" xml:id="id29" draw:id="id29" draw:layer="layout" svg:width="6.8cm" svg:height="1.6cm" svg:x="2.5cm" svg:y="10.002cm">
          <text:p text:style-name="P4">2.4 Assign Fleet to Job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" svg:x1="5.9cm" svg:y1="8.602cm" svg:x2="5.9cm" svg:y2="10.002cm" draw:start-shape="id28" draw:start-glue-point="2" draw:end-shape="id29" draw:end-glue-point="0" svg:d="M5900 8602v1400" svg:viewBox="0 0 1 1401">
          <text:p/>
        </draw:connecto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4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3" draw:text-style-name="P3" draw:layer="layout" svg:width="2.352cm" svg:height="1.361cm" svg:x="0.4cm" svg:y="7.7cm">
          <draw:text-box>
            <text:p text:style-name="P4"><text:span text:style-name="T1">Request</text:span></text:p>
            <text:p text:style-name="P4"><text:span text:style-name="T1">Arrives</text:span></text:p>
          </draw:text-box>
        </draw:frame>
        <draw:frame draw:style-name="gr23" draw:text-style-name="P3" xml:id="id34" draw:id="id34" draw:layer="layout" svg:width="2.073cm" svg:height="1.361cm" svg:x="2.827cm" svg:y="9.7cm">
          <draw:text-box>
            <text:p text:style-name="P4"><text:span text:style-name="T1">Work</text:span></text:p>
            <text:p text:style-name="P4"><text:span text:style-name="T1">Diaried</text:span></text:p>
          </draw:text-box>
        </draw:frame>
        <draw:frame draw:style-name="gr3" draw:text-style-name="P3" xml:id="id37" draw:id="id37" draw:layer="layout" svg:width="3.034cm" svg:height="1.916cm" svg:x="8.708cm" svg:y="9.7cm">
          <draw:text-box>
            <text:p text:style-name="P4"><text:span text:style-name="T1">Job </text:span></text:p>
            <text:p text:style-name="P4"><text:span text:style-name="T1">Recorded</text:span></text:p>
            <text:p text:style-name="P4"><text:span text:style-name="T1">Whiteboard</text:span></text:p>
          </draw:text-box>
        </draw:frame>
        <draw:frame draw:style-name="gr3" draw:text-style-name="P3" draw:layer="layout" svg:width="3.059cm" svg:height="1.361cm" svg:x="11.8cm" svg:y="7.7cm">
          <draw:text-box>
            <text:p text:style-name="P4"><text:span text:style-name="T1">Staff Attend</text:span></text:p>
            <text:p text:style-name="P4"><text:span text:style-name="T1">Job</text:span></text:p>
          </draw:text-box>
        </draw:frame>
        <draw:frame draw:style-name="gr3" draw:text-style-name="P3" xml:id="id39" draw:id="id39" draw:layer="layout" svg:width="3.563cm" svg:height="2.471cm" svg:x="14.726cm" svg:y="9.7cm">
          <draw:text-box>
            <text:p text:style-name="P4"><text:span text:style-name="T1">Site</text:span></text:p>
            <text:p text:style-name="P4"><text:span text:style-name="T1">Paperwork</text:span></text:p>
            <text:p text:style-name="P4"><text:span text:style-name="T1">Completed by</text:span></text:p>
            <text:p text:style-name="P4"><text:span text:style-name="T1">STMS</text:span></text:p>
          </draw:text-box>
        </draw:frame>
        <draw:frame draw:style-name="gr3" draw:text-style-name="P3" draw:layer="layout" svg:width="4.278cm" svg:height="2.471cm" svg:x="17.865cm" svg:y="7.7cm">
          <draw:text-box>
            <text:p text:style-name="P4"><text:span text:style-name="T1">STMS makes</text:span></text:p>
            <text:p text:style-name="P4"><text:span text:style-name="T1">scheduled phone</text:span></text:p>
            <text:p text:style-name="P4"><text:span text:style-name="T1">reports to</text:span></text:p>
            <text:p text:style-name="P4"><text:span text:style-name="T1">office</text:span></text:p>
          </draw:text-box>
        </draw:frame>
        <draw:custom-shape draw:style-name="gr24" draw:text-style-name="P3" xml:id="id30" draw:id="id30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5" draw:id="id35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6" draw:id="id36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8" draw:id="id38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1" draw:id="id31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98cm" svg:height="1.361cm" svg:x="25cm" svg:y="7.7cm">
          <draw:text-box>
            <text:p text:style-name="P4"><text:span text:style-name="T1">Job </text:span></text:p>
            <text:p text:style-name="P4"><text:span text:style-name="T1">Completed</text:span></text:p>
          </draw:text-box>
        </draw:frame>
        <draw:connector draw:style-name="gr25" draw:text-style-name="P3" draw:layer="layout" draw:type="line" svg:x1="1.876cm" svg:y1="7.1cm" svg:x2="25.834cm" svg:y2="7.105cm" draw:start-shape="id30" draw:start-glue-point="10" draw:end-shape="id31" draw:end-glue-point="6" svg:d="M1876 7100l23958 5" svg:viewBox="0 0 23959 6">
          <text:p/>
        </draw:connector>
        <draw:frame draw:style-name="gr3" draw:text-style-name="P3" xml:id="id33" draw:id="id33" draw:layer="layout" svg:width="3.893cm" svg:height="1.361cm" svg:x="21.64cm" svg:y="14cm">
          <draw:text-box>
            <text:p text:style-name="P4"><text:span text:style-name="T1">Return visit </text:span></text:p>
            <text:p text:style-name="P4"><text:span text:style-name="T1">To site required</text:span></text:p>
          </draw:text-box>
        </draw:frame>
        <draw:connector draw:style-name="gr26" draw:text-style-name="P3" draw:layer="layout" draw:type="line" svg:x1="23.479cm" svg:y1="11.616cm" svg:x2="23.586cm" svg:y2="14cm" draw:start-shape="id32" draw:start-glue-point="2" draw:end-shape="id33" draw:end-glue-point="0" svg:d="M23479 11616l107 2384" svg:viewBox="0 0 108 2385">
          <text:p/>
        </draw:connector>
        <draw:connector draw:style-name="gr26" draw:text-style-name="P3" draw:layer="layout" draw:line-skew="0.239cm" svg:x1="23.586cm" svg:y1="15.361cm" svg:x2="3.863cm" svg:y2="11.061cm" draw:start-shape="id33" draw:start-glue-point="2" draw:end-shape="id34" draw:end-glue-point="2" svg:d="M23586 15361v739h-19723v-5039" svg:viewBox="0 0 19724 5040">
          <text:p/>
        </draw:connector>
        <draw:custom-shape draw:style-name="gr24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2.547cm" svg:height="1.361cm" svg:x="5.8cm" svg:y="7.7cm">
          <draw:text-box>
            <text:p text:style-name="P11"><text:span text:style-name="T1">Job Pack</text:span></text:p>
            <text:p text:style-name="P11"><text:span text:style-name="T1">Created</text:span></text:p>
          </draw:text-box>
        </draw:frame>
        <draw:custom-shape draw:style-name="gr24" draw:text-style-name="P3" xml:id="id40" draw:id="id40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xml:id="id32" draw:id="id32" draw:layer="layout" svg:width="3.558cm" svg:height="1.916cm" svg:x="21.7cm" svg:y="9.7cm">
          <draw:text-box>
            <text:p text:style-name="P11"><text:span text:style-name="T1">STMS returns</text:span></text:p>
            <text:p text:style-name="P11"><text:span text:style-name="T1">Paperwork</text:span></text:p>
            <text:p text:style-name="P11"><text:span text:style-name="T1">To office</text:span></text:p>
          </draw:text-box>
        </draw:frame>
        <draw:connector draw:style-name="gr27" draw:text-style-name="P7" draw:layer="layout" svg:x1="3.863cm" svg:y1="7.6cm" svg:x2="3.863cm" svg:y2="9.7cm" draw:start-shape="id35" draw:start-glue-point="8" draw:end-shape="id34" draw:end-glue-point="0" svg:d="M3863 7600v2100" svg:viewBox="0 0 1 2101">
          <text:p/>
        </draw:connector>
        <draw:connector draw:style-name="gr27" draw:text-style-name="P7" draw:layer="layout" svg:x1="10.225cm" svg:y1="7.601cm" svg:x2="10.225cm" svg:y2="9.7cm" draw:start-shape="id36" draw:start-glue-point="8" draw:end-shape="id37" draw:end-glue-point="0" svg:d="M10225 7601v2099" svg:viewBox="0 0 1 2100">
          <text:p/>
        </draw:connector>
        <draw:connector draw:style-name="gr27" draw:text-style-name="P7" draw:layer="layout" svg:x1="16.507cm" svg:y1="7.603cm" svg:x2="16.507cm" svg:y2="9.7cm" draw:start-shape="id38" draw:start-glue-point="8" draw:end-shape="id39" draw:end-glue-point="0" svg:d="M16507 7603v2097" svg:viewBox="0 0 1 2098">
          <text:p/>
        </draw:connector>
        <draw:connector draw:style-name="gr27" draw:text-style-name="P7" draw:layer="layout" svg:x1="23.479cm" svg:y1="7.605cm" svg:x2="23.479cm" svg:y2="9.7cm" draw:start-shape="id40" draw:start-glue-point="8" draw:end-shape="id32" draw:end-glue-point="0" svg:d="M23479 7605v2095" svg:viewBox="0 0 1 2096">
          <text:p/>
        </draw:connector>
        <draw:custom-shape draw:style-name="gr28" draw:text-style-name="P7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(3.1)</text:p>
              </text:list-header>
            </text:list>
          </draw:text-box>
        </draw:frame>
        <draw:custom-shape draw:style-name="gr29" draw:text-style-name="P4" xml:id="id41" draw:id="id41" draw:layer="layout" svg:width="1.4cm" svg:height="1.4cm" svg:x="10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7.682cm" svg:height="0.962cm" svg:x="3.118cm" svg:y="5.438cm">
          <draw:text-box>
            <text:p>Enquiry/Update Recieved</text:p>
          </draw:text-box>
        </draw:frame>
        <draw:custom-shape draw:style-name="gr4" draw:text-style-name="P4" xml:id="id43" draw:id="id43" draw:layer="layout" svg:width="6.6cm" svg:height="3.2cm" svg:x="8.1cm" svg:y="12.6cm">
          <text:p text:style-name="P4"><text:span text:style-name="T2">Is SR being finali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draw:type="line" svg:x1="11.4cm" svg:y1="6.6cm" svg:x2="11.4cm" svg:y2="8.8cm" draw:start-shape="id41" draw:start-glue-point="8" draw:end-shape="id42" draw:end-glue-point="0" svg:d="M11400 6600v2200" svg:viewBox="0 0 1 2201">
          <text:p/>
        </draw:connector>
        <draw:custom-shape draw:style-name="gr4" draw:text-style-name="P4" xml:id="id42" draw:id="id42" draw:layer="layout" svg:width="6.4cm" svg:height="1.8cm" svg:x="8.2cm" svg:y="8.8cm">
          <text:p text:style-name="P4"><text:span text:style-name="T2">Establish SR Class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" svg:x1="11.4cm" svg:y1="10.6cm" svg:x2="11.4cm" svg:y2="12.6cm" draw:start-shape="id42" draw:start-glue-point="2" draw:end-shape="id43" draw:end-glue-point="4" svg:d="M11400 10600v2000" svg:viewBox="0 0 1 2001">
          <text:p/>
        </draw:connector>
        <draw:custom-shape draw:style-name="gr30" draw:text-style-name="P4" xml:id="id44" draw:id="id44" draw:layer="layout" svg:width="1.4cm" svg:height="1.4cm" svg:x="4.6cm" svg:y="17.2cm">
          <text:p text:style-name="P4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4" draw:layer="layout" svg:x1="8.1cm" svg:y1="14.2cm" svg:x2="5.3cm" svg:y2="17.2cm" draw:start-shape="id43" draw:start-glue-point="5" draw:end-shape="id44" draw:end-glue-point="4" svg:d="M8100 14200h-2800v3000" svg:viewBox="0 0 2801 3001">
          <text:p text:style-name="P4">Yes</text:p>
        </draw:connector>
        <draw:custom-shape draw:style-name="gr4" draw:text-style-name="P4" xml:id="id45" draw:id="id45" draw:layer="layout" svg:width="6.6cm" svg:height="3.2cm" svg:x="17.2cm" svg:y="15.2cm">
          <text:p text:style-name="P4"><text:span text:style-name="T2">New S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4" draw:layer="layout" svg:x1="14.7cm" svg:y1="14.2cm" svg:x2="20.5cm" svg:y2="15.2cm" draw:start-shape="id43" draw:start-glue-point="7" draw:end-shape="id45" draw:end-glue-point="4" svg:d="M14700 14200h5800v1000" svg:viewBox="0 0 5801 1001">
          <text:p text:style-name="P4">No</text:p>
        </draw:connector>
        <draw:frame draw:style-name="gr3" xml:id="id46" draw:id="id46" draw:layer="layout" svg:width="4.414cm" svg:height="0.962cm" svg:x="13.8cm" svg:y="19.4cm">
          <draw:text-box>
            <text:p>New SR 3.1.1</text:p>
          </draw:text-box>
        </draw:frame>
        <draw:frame draw:style-name="gr3" xml:id="id47" draw:id="id47" draw:layer="layout" svg:width="5.188cm" svg:height="0.962cm" svg:x="22.2cm" svg:y="19.438cm">
          <draw:text-box>
            <text:p>Update SR 3.1.2</text:p>
          </draw:text-box>
        </draw:frame>
        <draw:connector draw:style-name="gr31" draw:text-style-name="P4" draw:layer="layout" svg:x1="17.2cm" svg:y1="16.8cm" svg:x2="16.007cm" svg:y2="19.4cm" draw:start-shape="id45" draw:start-glue-point="5" draw:end-shape="id46" draw:end-glue-point="0" svg:d="M17200 16800h-1193v2600" svg:viewBox="0 0 1194 2601">
          <text:p text:style-name="P4">Yes</text:p>
        </draw:connector>
        <draw:connector draw:style-name="gr31" draw:text-style-name="P4" draw:layer="layout" svg:x1="23.8cm" svg:y1="16.8cm" svg:x2="24.794cm" svg:y2="19.438cm" draw:start-shape="id45" draw:start-glue-point="7" draw:end-shape="id47" svg:d="M23800 16800h994v2638" svg:viewBox="0 0 995 2639">
          <text:p text:style-name="P4">No</text:p>
        </draw:connector>
        <draw:frame draw:style-name="gr3" draw:text-style-name="P12" draw:layer="layout" svg:width="9.591cm" svg:height="4.136cm" svg:x="16.61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 – New Support Request (3.1.1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layer="layout" svg:width="25.199cm" svg:height="3.506cm" svg:x="1.4cm" svg:y="0.4cm" presentation:class="title" presentation:user-transformed="true">
          <draw:text-box>
            <text:list text:style-name="L1">
              <text:list-header>
                <text:p>Track Support Requests Workflow <text:s/>- Update Support Request (3.1.2)</text:p>
              </text:list-header>
            </text:list>
          </draw:text-box>
        </draw:frame>
        <draw:frame draw:style-name="gr3" draw:text-style-name="P12" draw:layer="layout" svg:width="9.591cm" svg:height="4.136cm" svg:x="16.609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draw:frame draw:style-name="gr3" xml:id="id51" draw:id="id51" draw:layer="layout" svg:width="1.383cm" svg:height="0.962cm" svg:x="5.817cm" svg:y="5.038cm">
          <draw:text-box>
            <text:p>3.1</text:p>
          </draw:text-box>
        </draw:frame>
        <draw:custom-shape draw:style-name="gr4" draw:text-style-name="P4" xml:id="id49" draw:id="id49" draw:layer="layout" svg:width="8.2cm" svg:height="2cm" svg:x="2.4cm" svg:y="11.2cm">
          <text:p text:style-name="P4"><text:span text:style-name="T2">Check if SR owned already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48" draw:id="id48" draw:layer="layout" svg:width="3.4cm" svg:height="1.6cm" svg:x="15.2cm" svg:y="10.4cm">
          <text:p text:style-name="P4"><text:span text:style-name="T5">Ask other sta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xml:id="id50" draw:id="id50" draw:layer="layout" svg:width="3.4cm" svg:height="1.6cm" svg:x="15.2cm" svg:y="12.4cm">
          <text:p text:style-name="P4"><text:span text:style-name="T5">Check em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2" draw:id="id52" draw:layer="layout" svg:width="6.6cm" svg:height="2cm" svg:x="3.2cm" svg:y="7.2cm">
          <text:p text:style-name="P4"><text:span text:style-name="T2">Determine SR Class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15.2cm" svg:y1="11.2cm" svg:x2="10.6cm" svg:y2="12.2cm" draw:start-shape="id48" draw:start-glue-point="3" draw:end-shape="id49" draw:end-glue-point="1" svg:d="M15200 11200h-2200v1000h-2400" svg:viewBox="0 0 4601 1001">
          <text:p/>
        </draw:connector>
        <draw:connector draw:style-name="gr13" draw:text-style-name="P4" draw:layer="layout" svg:x1="15.2cm" svg:y1="13.2cm" svg:x2="10.6cm" svg:y2="12.2cm" draw:start-shape="id50" draw:start-glue-point="3" draw:end-shape="id49" draw:end-glue-point="1" svg:d="M15200 13200h-2200v-1000h-2400" svg:viewBox="0 0 4601 1001">
          <text:p/>
        </draw:connector>
        <draw:connector draw:style-name="gr13" draw:text-style-name="P4" draw:layer="layout" svg:x1="6.508cm" svg:y1="6cm" svg:x2="6.5cm" svg:y2="7.2cm" draw:start-shape="id51" draw:start-glue-point="2" draw:end-shape="id52" draw:end-glue-point="0" svg:d="M6508 6000v600h-8v600" svg:viewBox="0 0 9 1201">
          <text:p/>
        </draw:connector>
        <draw:custom-shape draw:style-name="gr4" draw:text-style-name="P4" xml:id="id53" draw:id="id53" draw:layer="layout" svg:width="6.2cm" svg:height="3.2cm" svg:x="3.4cm" svg:y="15.4cm">
          <text:p text:style-name="P4"><text:span text:style-name="T2">SR already own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draw:type="line" svg:x1="6.5cm" svg:y1="9.2cm" svg:x2="6.5cm" svg:y2="11.2cm" draw:start-shape="id52" draw:start-glue-point="2" draw:end-shape="id49" draw:end-glue-point="0" svg:d="M6500 9200v2000" svg:viewBox="0 0 1 2001">
          <text:p/>
        </draw:connector>
        <draw:connector draw:style-name="gr13" draw:text-style-name="P4" draw:layer="layout" draw:type="line" svg:x1="6.5cm" svg:y1="13.2cm" svg:x2="6.5cm" svg:y2="15.4cm" draw:start-shape="id49" draw:start-glue-point="2" draw:end-shape="id53" draw:end-glue-point="4" svg:d="M6500 13200v2200" svg:viewBox="0 0 1 2201">
          <text:p/>
        </draw:connecto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Support Class Types</text:p>
          </draw:text-box>
        </draw:frame>
        <draw:custom-shape draw:style-name="gr33" draw:text-style-name="P4" draw:layer="layout" svg:width="4.8cm" svg:height="4.4cm" svg:x="5.8cm" svg:y="6cm">
          <text:p text:style-name="P4">T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4.8cm" svg:height="4.4cm" svg:x="10.8cm" svg:y="3.8cm">
          <text:p text:style-name="P4">Qu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4.8cm" svg:height="4.4cm" svg:x="15.8cm" svg:y="6cm">
          <text:p text:style-name="P4">Fl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4.8cm" svg:height="4.4cm" svg:x="3.8cm" svg:y="10.6cm">
          <text:p text:style-name="P4">Staff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4.8cm" svg:height="4.4cm" svg:x="7.8cm" svg:y="14.6cm">
          <text:p text:style-name="P4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draw:layer="layout" svg:width="4.8cm" svg:height="4.4cm" svg:x="13.4cm" svg:y="14.4cm">
          <text:p text:style-name="P4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4.8cm" svg:height="4.4cm" svg:x="17.6cm" svg:y="10.6cm">
          <text:p text:style-name="P4">Commun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[Job]Request Tracking System - Shopping List</text:p>
          </draw:text-box>
        </draw:frame>
        <draw:custom-shape draw:style-name="gr39" draw:text-style-name="P4" xml:id="id55" draw:id="id55" draw:layer="layout" svg:width="1.4cm" svg:height="1.4cm" svg:x="11.5cm" svg:y="5.2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3" xml:id="id54" draw:id="id54" draw:layer="layout" svg:width="1.156cm" svg:height="1.589cm" svg:x="15.411cm" svg:y="5.1cm">
          <text:p text:style-name="P13">emai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13" draw:layer="layout" svg:width="1.156cm" svg:height="1.589cm" svg:x="15.844cm" svg:y="6.011cm">
          <text:p text:style-name="P13">phon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2" draw:text-style-name="P4" xml:id="id56" draw:id="id56" draw:layer="layout" svg:width="8.4cm" svg:height="1.6cm" svg:x="8cm" svg:y="9.6cm">
          <text:p text:style-name="P4">Record Details in Job Diary</text:p>
          <draw:enhanced-geometry svg:viewBox="0 0 21600 21600" draw:type="rectangle" draw:enhanced-path="M 0 0 L 21600 0 21600 21600 0 21600 0 0 Z N"/>
        </draw:custom-shape>
        <draw:frame draw:style-name="gr3" draw:layer="layout" svg:width="6.454cm" svg:height="0.962cm" svg:x="8.746cm" svg:y="4.2cm">
          <draw:text-box>
            <text:p text:style-name="P4">Job Request Initiated</text:p>
          </draw:text-box>
        </draw:frame>
        <draw:connector draw:style-name="gr13" draw:text-style-name="P4" draw:layer="layout" draw:type="line" svg:x1="15.411cm" svg:y1="5.895cm" svg:x2="12.9cm" svg:y2="5.9cm" draw:start-shape="id54" draw:start-glue-point="5" draw:end-shape="id55" draw:end-glue-point="10" svg:d="M15411 5895l-2511 5" svg:viewBox="0 0 2512 6">
          <text:p/>
        </draw:connector>
        <draw:frame draw:style-name="gr3" draw:text-style-name="P14" draw:layer="layout" svg:width="10.04cm" svg:height="5.801cm" svg:x="17.8cm" svg:y="14.799cm">
          <draw:text-box>
            <text:p text:style-name="P14"><text:span text:style-name="T6">Problems:</text:span></text:p>
            <text:p text:style-name="P14"><text:span text:style-name="T6">- only one physical job diary</text:span></text:p>
            <text:p text:style-name="P14"><text:span text:style-name="T6">- entries do not include: who added,</text:span></text:p>
            <text:p text:style-name="P14"><text:span text:style-name="T6"><text:s/></text:span><text:span text:style-name="T6">request source, TMP#, access to history </text:span></text:p>
            <text:p text:style-name="P14"><text:span text:style-name="T6">of Job Request (emails, phone call, texts..),</text:span></text:p>
            <text:p text:style-name="P14"><text:span text:style-name="T6">- Cannot attach emails/TMPS/Other docs</text:span></text:p>
            <text:p text:style-name="P14"><text:span text:style-name="T6">- you cannot report on the job diary; e.g.,</text:span></text:p>
            <text:p text:style-name="P14"><text:span text:style-name="T6"><text:tab/></text:span><text:span text:style-name="T6">* whiteboard style diary view of</text:span></text:p>
            <text:p text:style-name="P14"><text:span text:style-name="T6"><text:tab/></text:span><text:span text:style-name="T6"><text:tab/></text:span><text:span text:style-name="T6">Upcoming jobs</text:span></text:p>
            <text:p text:style-name="P14"><text:span text:style-name="T6"/></text:p>
          </draw:text-box>
        </draw:frame>
        <draw:custom-shape draw:style-name="gr43" draw:text-style-name="P13" draw:layer="layout" svg:width="1.156cm" svg:height="1.589cm" svg:x="16.583cm" svg:y="7.011cm">
          <text:p text:style-name="P13">NP onlin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3" draw:text-style-name="P4" draw:layer="layout" draw:type="line" svg:x1="12.2cm" svg:y1="6.6cm" svg:x2="12.2cm" svg:y2="9.6cm" draw:start-shape="id55" draw:start-glue-point="8" draw:end-shape="id56" draw:end-glue-point="0" svg:d="M12200 6600v3000" svg:viewBox="0 0 1 3001">
          <text:p/>
        </draw:connector>
        <draw:custom-shape draw:style-name="gr44" draw:text-style-name="P15" xml:id="id57" draw:id="id57" draw:layer="layout" svg:width="5.6cm" svg:height="2.8cm" svg:x="9.4cm" svg:y="12.6cm">
          <text:p text:style-name="P15">TMP 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16" xml:id="id59" draw:id="id59" draw:layer="layout" svg:width="10.8cm" svg:height="1.6cm" svg:x="2.2cm" svg:y="16cm">
          <text:p text:style-name="P16">Record Details in TMP Job Tracker spreadsheet</text:p>
          <draw:enhanced-geometry svg:viewBox="0 0 21600 21600" draw:type="rectangle" draw:enhanced-path="M 0 0 L 21600 0 21600 21600 0 21600 0 0 Z N"/>
        </draw:custom-shape>
        <draw:custom-shape draw:style-name="gr46" draw:text-style-name="P4" xml:id="id58" draw:id="id58" draw:layer="layout" svg:width="1.6cm" svg:height="1.6cm" svg:x="15.4cm" svg:y="16.8cm">
          <text:p text:style-name="P4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4" draw:layer="layout" svg:x1="15cm" svg:y1="14cm" svg:x2="16.2cm" svg:y2="16.8cm" draw:start-shape="id57" draw:start-glue-point="7" draw:end-shape="id58" draw:end-glue-point="4" svg:d="M15000 14000h1200v2800" svg:viewBox="0 0 1201 2801">
          <text:p text:style-name="P4">No</text:p>
        </draw:connector>
        <draw:connector draw:style-name="gr31" draw:text-style-name="P4" draw:layer="layout" svg:x1="9.4cm" svg:y1="14cm" svg:x2="7.6cm" svg:y2="16cm" draw:start-shape="id57" draw:start-glue-point="5" draw:end-shape="id59" draw:end-glue-point="0" svg:d="M9400 14000h-1800v2000" svg:viewBox="0 0 1801 2001">
          <text:p text:style-name="P4">Yes</text:p>
        </draw:connector>
        <draw:custom-shape draw:style-name="gr47" draw:text-style-name="P15" xml:id="id60" draw:id="id60" draw:layer="layout" svg:width="3.8cm" svg:height="1.6cm" svg:x="5.7cm" svg:y="19cm">
          <text:p text:style-name="P15">Raise TMP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" svg:x1="7.6cm" svg:y1="17.6cm" svg:x2="7.6cm" svg:y2="19cm" draw:start-shape="id59" draw:start-glue-point="2" draw:end-shape="id60" draw:end-glue-point="0" svg:d="M7600 17600v1400" svg:viewBox="0 0 1 1401">
          <text:p/>
        </draw:connector>
        <draw:connector draw:style-name="gr13" draw:text-style-name="P4" draw:layer="layout" draw:type="line" svg:x1="12.2cm" svg:y1="11.2cm" svg:x2="12.2cm" svg:y2="12.6cm" draw:start-shape="id56" draw:start-glue-point="2" draw:end-shape="id57" draw:end-glue-point="4" svg:d="M12200 11200v1400" svg:viewBox="0 0 1 1401">
          <text:p/>
        </draw:connecto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YouTrack trial notes</text:p>
          </draw:text-box>
        </draw:frame>
        <draw:custom-shape draw:style-name="gr48" draw:text-style-name="P4" xml:id="id61" draw:id="id61" draw:layer="layout" svg:width="5.6cm" svg:height="2.4cm" svg:x="6cm" svg:y="5.6cm">
          <text:p text:style-name="P4">Create Project</text:p>
          <draw:enhanced-geometry svg:viewBox="0 0 21600 21600" draw:type="rectangle" draw:enhanced-path="M 0 0 L 21600 0 21600 21600 0 21600 0 0 Z N"/>
        </draw:custom-shape>
        <draw:custom-shape draw:style-name="gr49" draw:text-style-name="P4" xml:id="id62" draw:id="id62" draw:layer="layout" svg:width="6.4cm" svg:height="2.4cm" svg:x="14cm" svg:y="5.6cm">
          <text:p text:style-name="P4">TMNZ Job Requests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" svg:x1="11.6cm" svg:y1="6.8cm" svg:x2="14cm" svg:y2="6.8cm" draw:start-shape="id61" draw:start-glue-point="1" draw:end-shape="id62" draw:end-glue-point="3" svg:d="M11600 6800h2400" svg:viewBox="0 0 2401 1">
          <text:p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7-03T01:13:04.070862924</dc:date>
    <meta:editing-duration>P3DT13H12M15S</meta:editing-duration>
    <meta:editing-cycles>90</meta:editing-cycles>
    <meta:generator>LibreOffice/4.2.8.2$Linux_x86 LibreOffice_project/420m0$Build-2</meta:generator>
    <meta:document-statistic meta:object-count="218"/>
  </office:meta>
</office:document-meta>
</file>